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mingResults" style:family="table">
      <style:table-properties style:width="6.925in" table:align="margins"/>
    </style:style>
    <style:style style:name="TimingResults.A" style:family="table-column">
      <style:table-column-properties style:column-width="1.7313in" style:rel-column-width="16383*"/>
    </style:style>
    <style:style style:name="TimingResults.A1" style:family="table-cell">
      <style:table-cell-properties fo:padding="0.0382in" fo:border-left="0.05pt solid #000000" fo:border-right="none" fo:border-top="0.05pt solid #000000" fo:border-bottom="0.05pt solid #000000"/>
    </style:style>
    <style:style style:name="TimingResults.D1" style:family="table-cell">
      <style:table-cell-properties fo:padding="0.0382in" fo:border="0.05pt solid #000000"/>
    </style:style>
    <style:style style:name="TimingResults.A2" style:family="table-cell">
      <style:table-cell-properties fo:padding="0.0382in" fo:border-left="0.05pt solid #000000" fo:border-right="none" fo:border-top="none" fo:border-bottom="0.05pt solid #000000"/>
    </style:style>
    <style:style style:name="TimingResult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27d6" officeooo:paragraph-rsid="000727d6"/>
    </style:style>
    <style:style style:name="P2" style:family="paragraph" style:parent-style-name="Standard">
      <style:paragraph-properties fo:text-align="center" style:justify-single-word="false"/>
      <style:text-properties officeooo:rsid="000727d6" officeooo:paragraph-rsid="000727d6"/>
    </style:style>
    <style:style style:name="P3" style:family="paragraph" style:parent-style-name="Standard">
      <style:paragraph-properties fo:text-align="start" style:justify-single-word="false"/>
      <style:text-properties officeooo:rsid="000727d6" officeooo:paragraph-rsid="000727d6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727d6" officeooo:paragraph-rsid="000727d6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727d6" officeooo:paragraph-rsid="000727d6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08af78" officeooo:paragraph-rsid="0008af78"/>
    </style:style>
    <style:style style:name="P7" style:family="paragraph" style:parent-style-name="Standard">
      <style:paragraph-properties fo:text-align="start" style:justify-single-word="false"/>
      <style:text-properties officeooo:rsid="0008af78" officeooo:paragraph-rsid="0008af78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0c7f32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ba35e" officeooo:paragraph-rsid="000ba35e"/>
    </style:style>
    <style:style style:name="P10" style:family="paragraph" style:parent-style-name="Standard">
      <style:paragraph-properties fo:text-align="start" style:justify-single-word="false"/>
      <style:text-properties officeooo:rsid="000ba35e" officeooo:paragraph-rsid="000ba35e"/>
    </style:style>
    <style:style style:name="P11" style:family="paragraph" style:parent-style-name="Table_20_Contents">
      <style:paragraph-properties fo:text-align="start" style:justify-single-word="false"/>
      <style:text-properties officeooo:rsid="000a1835" officeooo:paragraph-rsid="000a1835"/>
    </style:style>
    <style:style style:name="P12" style:family="paragraph" style:parent-style-name="Table_20_Contents">
      <style:paragraph-properties fo:text-align="start" style:justify-single-word="false"/>
      <style:text-properties officeooo:rsid="000a1835" officeooo:paragraph-rsid="000ba35e"/>
    </style:style>
    <style:style style:name="P13" style:family="paragraph" style:parent-style-name="Table_20_Contents">
      <style:paragraph-properties fo:text-align="start" style:justify-single-word="false"/>
      <style:text-properties officeooo:rsid="000ba35e" officeooo:paragraph-rsid="000ba35e"/>
    </style:style>
    <style:style style:name="T1" style:family="text">
      <style:text-properties officeooo:rsid="000a1835"/>
    </style:style>
    <style:style style:name="T2" style:family="text">
      <style:text-properties officeooo:rsid="000ba35e"/>
    </style:style>
    <style:style style:name="T3" style:family="text">
      <style:text-properties officeooo:rsid="000e2e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urtha, Elise McEllhiney</text:p>
      <text:p text:style-name="P1">EECS 643</text:p>
      <text:p text:style-name="P1">Prof. Minden</text:p>
      <text:p text:style-name="P1">Sept 17, 2015</text:p>
      <text:p text:style-name="P1"/>
      <text:p text:style-name="P2">Project 1 Part A</text:p>
      <text:p text:style-name="P3"/>
      <text:list xml:id="list7271176076060928505" text:style-name="L2">
        <text:list-item>
          <text:p text:style-name="P4">CPU Model: AMD A8-3520M APU</text:p>
        </text:list-item>
        <text:list-item>
          <text:p text:style-name="P4">Clock: 1600MHz</text:p>
        </text:list-item>
        <text:list-item>
          <text:p text:style-name="P4">L1: 512kB</text:p>
        </text:list-item>
        <text:list-item>
          <text:p text:style-name="P4">L2: 4MB</text:p>
        </text:list-item>
        <text:list-item>
          <text:p text:style-name="P4">L3: None</text:p>
        </text:list-item>
        <text:list-item>
          <text:p text:style-name="P4">RAM: 8GB</text:p>
        </text:list-item>
        <text:list-item>
          <text:p text:style-name="P4"># of Clock cycles to L1: ~4cc</text:p>
        </text:list-item>
        <text:list-item>
          <text:p text:style-name="P4"># of Clock cycles to L2: ~10cc</text:p>
        </text:list-item>
        <text:list-item>
          <text:p text:style-name="P4"># of Clock cycles to L3: <text:s/>N/A</text:p>
        </text:list-item>
        <text:list-item>
          <text:p text:style-name="P4"># of Clock cycles to RAM: ~120cc</text:p>
        </text:list-item>
      </text:list>
      <text:p text:style-name="P3"/>
      <text:p text:style-name="P3">Section 2.1 Questions</text:p>
      <text:p text:style-name="P3"/>
      <text:list xml:id="list2149960554077722964" text:style-name="L3">
        <text:list-item>
          <text:p text:style-name="P5">64*1024*1024=67108864 indicies mapped to sequential memory addresses.<text:line-break/><text:line-break/><text:span text:style-name="T1">[1][1][1] <text:s/><text:tab/>= 0x00100401<text:line-break/>[1][100][100] <text:tab/>= 0x00119064<text:line-break/><text:line-break/></text:span><text:line-break/><text:line-break/></text:p>
        </text:list-item>
        <text:list-item>
          <text:p text:style-name="P6">Delta Time values from the output below</text:p>
        </text:list-item>
      </text:list>
      <table:table table:name="TimingResults" table:style-name="TimingResults">
        <table:table-column table:style-name="TimingResults.A" table:number-columns-repeated="4"/>
        <table:table-row>
          <table:table-cell table:style-name="TimingResults.A1" office:value-type="string">
            <text:p text:style-name="P13">Iterations</text:p>
          </table:table-cell>
          <table:table-cell table:style-name="TimingResults.A1" office:value-type="string">
            <text:p text:style-name="P13">10</text:p>
          </table:table-cell>
          <table:table-cell table:style-name="TimingResults.A1" office:value-type="string">
            <text:p text:style-name="P13">100</text:p>
          </table:table-cell>
          <table:table-cell table:style-name="TimingResults.D1" office:value-type="string">
            <text:p text:style-name="P13">1000</text:p>
          </table:table-cell>
        </table:table-row>
        <table:table-row>
          <table:table-cell table:style-name="TimingResults.A2" office:value-type="string">
            <text:p text:style-name="P13">Loop 1</text:p>
          </table:table-cell>
          <table:table-cell table:style-name="TimingResults.A2" office:value-type="string">
            <text:p text:style-name="P11">0</text:p>
          </table:table-cell>
          <table:table-cell table:style-name="TimingResults.A2" office:value-type="string">
            <text:p text:style-name="P13">5</text:p>
          </table:table-cell>
          <table:table-cell table:style-name="TimingResults.D2" office:value-type="string">
            <text:p text:style-name="P13">40</text:p>
          </table:table-cell>
        </table:table-row>
        <table:table-row>
          <table:table-cell table:style-name="TimingResults.A2" office:value-type="string">
            <text:p text:style-name="P13">Loop 2</text:p>
          </table:table-cell>
          <table:table-cell table:style-name="TimingResults.A2" office:value-type="string">
            <text:p text:style-name="P11">2</text:p>
          </table:table-cell>
          <table:table-cell table:style-name="TimingResults.A2" office:value-type="string">
            <text:p text:style-name="P13">16</text:p>
          </table:table-cell>
          <table:table-cell table:style-name="TimingResults.D2" office:value-type="string">
            <text:p text:style-name="P13">158</text:p>
          </table:table-cell>
        </table:table-row>
      </table:table>
      <text:p text:style-name="P7"/>
      <text:list xml:id="list225440022094682" text:continue-numbering="true" text:style-name="L3">
        <text:list-item>
          <text:p text:style-name="P8"><text:span text:style-name="T2">The time differences exist because C++ stores arrays in row major. This means that it is very easy for the computer to iterate through the array sequentially in memory when it reads the rows one at a time in order. However, when the computer is required to iterate through an array one column at a time, the processor has to shift the memory address per iteration. This is because when the row major array is traversed one column at a time the memory is no longer sequential.<text:line-break/><text:line-break/>The average times of each inner loop are<text:line-break/></text:span></text:p>
        </text:list-item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3">Iterations</text:p>
          </table:table-cell>
          <table:table-cell table:style-name="Table1.A1" office:value-type="string">
            <text:p text:style-name="P13">10</text:p>
          </table:table-cell>
          <table:table-cell table:style-name="Table1.A1" office:value-type="string">
            <text:p text:style-name="P13">100</text:p>
          </table:table-cell>
          <table:table-cell table:style-name="Table1.D1" office:value-type="string">
            <text:p text:style-name="P13">1000</text:p>
          </table:table-cell>
        </table:table-row>
        <table:table-row>
          <table:table-cell table:style-name="Table1.A2" office:value-type="string">
            <text:p text:style-name="P13">Loop 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3">0.05</text:p>
          </table:table-cell>
          <table:table-cell table:style-name="Table1.D2" office:value-type="string">
            <text:p text:style-name="P13">0.040</text:p>
          </table:table-cell>
        </table:table-row>
        <table:table-row>
          <table:table-cell table:style-name="Table1.A2" office:value-type="string">
            <text:p text:style-name="P13">Loop 2</text:p>
          </table:table-cell>
          <table:table-cell table:style-name="Table1.A2" office:value-type="string">
            <text:p text:style-name="P12"><text:span text:style-name="T2">0</text:span>.2</text:p>
          </table:table-cell>
          <table:table-cell table:style-name="Table1.A2" office:value-type="string">
            <text:p text:style-name="P13"><text:span text:style-name="T3">0.</text:span>16</text:p>
          </table:table-cell>
          <table:table-cell table:style-name="Table1.D2" office:value-type="string">
            <text:p text:style-name="P13">0.158</text:p>
          </table:table-cell>
        </table:table-row>
      </table:table>
      <text:p text:style-name="P10"><text:line-break/><text:soft-page-break/></text:p>
      <text:list xml:id="list225440168669783" text:continue-numbering="true" text:style-name="L3">
        <text:list-item>
          <text:p text:style-name="P9"><text:line-break/><text:span text:style-name="T3">The number of iterations is 10 instead of 1 because the processor will complete the loops in less than a second and the delta values will both be 0. <text:line-break/><text:line-break/>See above table for times and averages for 100 iterations and 1000 iterations</text:span></text:p>
        </text:list-item>
      </text:list>
      <text:p text:style-name="P3"/>
      <text:p text:style-name="P3"/>
      <text:p text:style-name="P3"/>
      <text:p text:style-name="P3">Cache Benchmark Output:</text:p>
      <text:p text:style-name="P3"/>
      <text:p text:style-name="P3">dan@FBI-VAN8:~/EECS 643 Proj/Part_A$ ./CacheBenchOrig </text:p>
      <text:p text:style-name="P3">&gt;CacheBenchmark: Starting.</text:p>
      <text:p text:style-name="P3">&gt;&gt;CacheBenchmark: Start: Time = <text:s text:c="2"/>1442457787 <text:s text:c="3"/>Wed Sep 16 21:43:07 2015</text:p>
      <text:p text:style-name="P3"></text:p>
      <text:p text:style-name="P3">&gt;&gt;Size of int: 4; Size of long int: 8; Size of time_t: 8</text:p>
      <text:p text:style-name="P3">&gt;&gt;&gt;&gt;X: 0</text:p>
      <text:p text:style-name="P3">&gt;&gt;CacheBenchmark: Start: <text:s text:c="2"/>1442457788; ENd: <text:s text:c="2"/>1442457793; Delta: <text:s text:c="11"/>5</text:p>
      <text:p text:style-name="P3">&gt;&gt;&gt;&gt;X: 0</text:p>
      <text:p text:style-name="P3">&gt;&gt;CacheBenchmark: Start: <text:s text:c="2"/>1442457794; ENd: <text:s text:c="2"/>1442457810; Delta: <text:s text:c="10"/>16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47:23.023419532</meta:creation-date>
    <dc:date>2015-09-16T22:51:00.161946631</dc:date>
    <meta:editing-duration>PT41M15S</meta:editing-duration>
    <meta:editing-cycles>4</meta:editing-cycles>
    <meta:generator>LibreOffice/4.2.7.2$Linux_X86_64 LibreOffice_project/420m0$Build-2</meta:generator>
    <meta:document-statistic meta:table-count="2" meta:image-count="0" meta:object-count="0" meta:page-count="2" meta:paragraph-count="55" meta:word-count="310" meta:character-count="1730" meta:non-whitespace-character-count="1428"/>
  </office:meta>
</office:document-meta>
</file>